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000000190FA2CFC036758E5F7.png" manifest:media-type="image/png"/>
  <manifest:file-entry manifest:full-path="Pictures/100002010000078000000438BBC2A0518E73F067.png" manifest:media-type="image/png"/>
  <manifest:file-entry manifest:full-path="Pictures/10000201000001F40000002DBA64C6E8F39B2562.png" manifest:media-type="image/png"/>
  <manifest:file-entry manifest:full-path="Pictures/10000201000005960000002C5F8828A68D30B81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svg:stroke-width="0.159cm" svg:stroke-color="#262626" draw:marker-start-width="0.42cm" draw:marker-end-width="0.42cm" draw:fill="bitmap" draw:fill-color="#729fcf" draw:fill-image-name="IMG_5f_2862_5f_avatar_5f_v3_5f_400x400_5f_round1" draw:opacity="100%" draw:fill-image-width="5.2cm" draw:fill-image-height="5.2cm" style:repeat="no-repeat" draw:fill-image-ref-point-x="0%" draw:fill-image-ref-point-y="0%" draw:fill-image-ref-point="center" draw:tile-repeat-offset="0% vertical" draw:textarea-horizontal-align="justify" draw:textarea-vertical-align="middle" draw:auto-grow-height="false" fo:min-height="7.234cm" fo:min-width="6.984cm" fo:padding-top="0.186cm" fo:padding-bottom="0.186cm" fo:padding-left="0.311cm" fo:padding-right="0.311cm" draw:shadow="hidden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774cm" fo:min-width="2.706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56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5.167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Title1-notes">
      <style:graphic-properties draw:fill-color="#ffffff" draw:auto-grow-height="true" fo:min-height="10.001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75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2-outline1">
      <style:graphic-properties draw:stroke="none" draw:fill="none" draw:fill-color="#262626" draw:opacity="30%" draw:textarea-horizontal-align="justify" draw:textarea-vertical-align="top" draw:auto-grow-height="false" draw:auto-grow-width="false" draw:fit-to-size="shrink-to-fit" style:shrink-to-fit="true" fo:min-height="9.744cm" fo:min-width="0cm" fo:padding-top="0.127cm" fo:padding-bottom="0.127cm" fo:padding-left="0.254cm" fo:padding-right="0.254cm" fo:wrap-option="wrap" draw:shadow="hidden" draw:shadow-offset-x="0cm" draw:shadow-offset-y="0cm" draw:shadow-color="#808080"/>
    </style:style>
    <style:style style:name="pr6" style:family="presentation" style:parent-style-name="Title2-outline1">
      <style:graphic-properties draw:stroke="none" draw:fill="none" draw:fill-color="#000000" draw:opacity="26%" draw:textarea-horizontal-align="justify" draw:textarea-vertical-align="top" draw:auto-grow-height="false" draw:auto-grow-width="false" draw:fit-to-size="shrink-to-fit" style:shrink-to-fit="true" fo:min-height="9.744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Title2-notes">
      <style:graphic-properties draw:fill-color="#ffffff" draw:auto-grow-height="true" fo:min-height="10.001cm"/>
    </style:style>
    <style:style style:name="pr8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744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1.296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style:font-name="Bahnschrift Light" fo:language="hu" fo:country="HU"/>
    </style:style>
    <style:style style:name="P3" style:family="paragraph">
      <style:paragraph-properties fo:margin-left="0cm" fo:margin-right="0cm" fo:margin-top="0.352cm" fo:margin-bottom="0cm" fo:line-height="7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margin-top="0.352cm" fo:margin-bottom="0cm" fo:line-height="70%" fo:text-align="end" fo:text-indent="0cm" style:punctuation-wrap="hanging" style:line-break="strict" style:writing-mode="lr-tb" style:font-independent-line-spacing="true"/>
      <style:text-properties style:font-name="Bahnschrift Light" fo:font-size="24pt" fo:language="hu" fo:country="HU" fo:font-style="normal" style:font-style-asian="normal" style:font-style-complex="normal"/>
    </style:style>
    <style:style style:name="P5" style:family="paragraph">
      <loext:graphic-properties draw:fill-color="#ffffff"/>
      <style:text-properties fo:language="hu" fo:country="HU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Bahnschrift Light1" fo:language="hu" fo:country="HU"/>
    </style:style>
    <style:style style:name="P8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9" style:family="paragraph">
      <loext:graphic-properties draw:fill="none" draw:fill-color="#262626" draw:opacity="30%"/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  <style:text-properties style:font-name="Bahnschrift Light1" fo:language="hu" fo:country="HU"/>
    </style:style>
    <style:style style:name="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2c381f" style:font-name="Bahnschrift Light1" fo:font-size="18pt" fo:language="hu" fo:country="HU"/>
    </style:style>
    <style:style style:name="P11" style:family="paragraph">
      <loext:graphic-properties draw:fill="bitmap" draw:fill-color="#729fcf" draw:fill-image-name="IMG_5f_2862_5f_avatar_5f_v3_5f_400x400_5f_round1" draw:opacity="100%" draw:fill-image-width="5.2cm" draw:fill-image-height="5.2cm" style:repeat="no-repeat" draw:fill-image-ref-point-x="0%" draw:fill-image-ref-point-y="0%" draw:fill-image-ref-point="center" draw:tile-repeat-offset="0% vertical"/>
      <style:paragraph-properties fo:text-align="center"/>
      <style:text-properties style:font-name="Bahnschrift Light1" fo:language="hu" fo:country="HU"/>
    </style:style>
    <style:style style:name="P12" style:family="paragraph">
      <loext:graphic-properties draw:fill="none" draw:fill-color="#000000" draw:opacity="26%"/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  <style:text-properties style:font-name="Bahnschrift Light1" fo:language="hu" fo:country="HU"/>
    </style:style>
    <style:style style:name="P1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hu" fo:country="HU"/>
    </style:style>
    <style:style style:name="P14" style:family="paragraph">
      <loext:graphic-properties draw:fill="none" draw:fill-color="#ffffff"/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  <style:text-properties fo:language="hu" fo:country="HU"/>
    </style:style>
    <style:style style:name="P1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color="#2c381f" fo:font-size="18pt" fo:language="hu" fo:country="HU"/>
    </style:style>
    <style:style style:name="P16" style:family="paragraph">
      <style:paragraph-properties fo:margin-left="0cm" fo:margin-right="0cm" fo:margin-top="0.4cm" fo:margin-bottom="0.4cm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margin-top="0.4cm" fo:margin-bottom="0.4cm" fo:text-indent="0cm" style:punctuation-wrap="hanging" style:line-break="strict" style:writing-mode="lr-tb" style:font-independent-line-spacing="true"/>
      <style:text-properties fo:language="hu" fo:country="HU"/>
    </style:style>
    <style:style style:name="P18" style:family="paragraph">
      <style:paragraph-properties fo:margin-left="0cm" fo:margin-right="0cm" fo:margin-top="0.352cm" fo:margin-bottom="0cm" fo:line-height="80%" fo:text-indent="0cm" style:punctuation-wrap="hanging" style:line-break="strict"/>
    </style:style>
    <style:style style:name="P19" style:family="paragraph">
      <style:paragraph-properties fo:margin-left="0cm" fo:margin-right="0cm" fo:margin-top="1cm" fo:margin-bottom="0cm" fo:line-height="80%" fo:text-indent="0cm" style:punctuation-wrap="hanging" style:line-break="strict"/>
    </style:style>
    <style:style style:name="P20" style:family="paragraph">
      <loext:graphic-properties draw:fill="none" draw:fill-color="#ffffff"/>
      <style:paragraph-properties fo:margin-left="0cm" fo:margin-right="0cm" fo:margin-top="0.352cm" fo:margin-bottom="0cm" fo:line-height="80%" fo:text-indent="0cm" style:punctuation-wrap="hanging" style:line-break="strict" style:writing-mode="lr-tb" style:font-independent-line-spacing="true"/>
      <style:text-properties fo:language="hu" fo:country="HU"/>
    </style:style>
    <style:style style:name="P21" style:family="paragraph">
      <style:paragraph-properties fo:margin-left="0cm" fo:margin-right="0cm" fo:margin-top="0.6cm" fo:margin-bottom="0cm" fo:text-indent="0cm" style:punctuation-wrap="hanging" style:line-break="strict"/>
    </style:style>
    <style:style style:name="P22" style:family="paragraph">
      <style:paragraph-properties fo:margin-left="0cm" fo:margin-right="0cm" fo:margin-top="1cm" fo:margin-bottom="0cm" fo:text-indent="0cm" style:punctuation-wrap="hanging" style:line-break="strict"/>
    </style:style>
    <style:style style:name="P23" style:family="paragraph">
      <style:paragraph-properties fo:margin-left="0cm" fo:margin-right="0cm" fo:margin-top="0.3cm" fo:margin-bottom="0cm" fo:text-indent="0cm" style:punctuation-wrap="hanging" style:line-break="strict"/>
    </style:style>
    <style:style style:name="P2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 fo:language="hu" fo:country="HU"/>
    </style:style>
    <style:style style:name="T1" style:family="text">
      <style:text-properties fo:color="#ffffff" style:font-name="Bahnschrift Light" fo:font-size="54pt" fo:language="en" fo:country="US" style:font-size-asian="54pt" style:language-asian="en" style:country-asian="US" style:font-size-complex="54pt" style:language-complex="en" style:country-complex="US"/>
    </style:style>
    <style:style style:name="T2" style:family="text">
      <style:text-properties style:font-name="Bahnschrift Light" fo:font-size="33pt" fo:language="en" fo:country="US" fo:font-style="normal" style:font-size-asian="33pt" style:language-asian="en" style:country-asian="US" style:font-style-asian="normal" style:font-size-complex="33pt" style:language-complex="en" style:country-complex="US" style:font-style-complex="normal"/>
    </style:style>
    <style:style style:name="T3" style:family="text">
      <style:text-properties style:font-name="Bahnschrift Light" fo:font-size="33pt" fo:language="hu" fo:country="HU" fo:font-style="normal" style:font-size-asian="33pt" style:language-asian="en" style:country-asian="US" style:font-style-asian="normal" style:font-size-complex="33pt" style:language-complex="en" style:country-complex="US" style:font-style-complex="normal"/>
    </style:style>
    <style:style style:name="T4" style:family="text">
      <style:text-properties style:font-name="Bahnschrift Light1" fo:language="hu" fo:country="HU" style:language-asian="en" style:country-asian="US" style:language-complex="en" style:country-complex="US"/>
    </style:style>
    <style:style style:name="T5" style:family="text">
      <style:text-properties style:font-name="Bahnschrift Light1" fo:language="en" fo:country="US" style:language-asian="en" style:country-asian="US" style:language-complex="en" style:country-complex="US"/>
    </style:style>
    <style:style style:name="T6" style:family="text">
      <style:text-properties fo:color="#2c381f" style:font-name="Bahnschrift Light1" fo:font-size="36pt" fo:language="en" fo:country="US" style:font-size-asian="36pt" style:language-asian="en" style:country-asian="US" style:font-size-complex="36pt" style:language-complex="en" style:country-complex="US"/>
    </style:style>
    <style:style style:name="T7" style:family="text">
      <style:text-properties style:font-name="Bahnschrift Light1" fo:font-size="40pt" fo:language="en" fo:country="US" style:font-size-asian="40pt" style:language-asian="en" style:country-asian="US" style:font-size-complex="40pt" style:language-complex="en" style:country-complex="US"/>
    </style:style>
    <style:style style:name="T8" style:family="text">
      <style:text-properties style:font-name="Bahnschrift Light1" fo:font-size="40pt" fo:language="hu" fo:country="HU" style:font-size-asian="40pt" style:language-asian="en" style:country-asian="US" style:font-size-complex="40pt" style:language-complex="en" style:country-complex="US"/>
    </style:style>
    <style:style style:name="T9" style:family="text">
      <style:text-properties fo:language="en" fo:country="US" style:language-asian="en" style:country-asian="US" style:language-complex="en" style:country-complex="US"/>
    </style:style>
    <style:style style:name="T10" style:family="text">
      <style:text-properties fo:language="hu" fo:country="HU" style:language-asian="en" style:country-asian="US" style:language-complex="en" style:country-complex="US"/>
    </style:style>
    <style:style style:name="T11" style:family="text">
      <style:text-properties fo:color="#2c381f" fo:font-size="36pt" fo:language="en" fo:country="US" style:font-size-asian="36pt" style:language-asian="en" style:country-asian="US" style:font-size-complex="36pt" style:language-complex="en" style:country-complex="US"/>
    </style:style>
    <style:style style:name="T12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3" style:family="text">
      <style:text-properties fo:font-size="22pt" fo:language="hu" fo:country="HU" style:font-size-asian="22pt" style:language-asian="en" style:country-asian="US" style:font-size-complex="22pt" style:language-complex="en" style:country-complex="US"/>
    </style:style>
    <style:style style:name="T14" style:family="text">
      <style:text-properties fo:font-size="19pt" fo:language="en" fo:country="US" fo:font-style="italic" style:font-size-asian="19pt" style:language-asian="en" style:country-asian="US" style:font-style-asian="italic" style:font-size-complex="19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Your Startup Pitch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622cm" svg:height="3.814cm" svg:x="1.892cm" svg:y="7.594cm" presentation:class="title" presentation:user-transformed="true">
          <draw:text-box>
            <text:list text:style-name="L1">
              <text:list-header>
                <text:p text:style-name="P1"><text:span text:style-name="T1">Bio Balance Detector</text:span></text:p>
              </text:list-header>
            </text:list>
          </draw:text-box>
        </draw:frame>
        <draw:frame presentation:style-name="pr2" draw:text-style-name="P4" draw:layer="layout" svg:width="22.622cm" svg:height="5.42cm" svg:x="1.892cm" svg:y="12.206cm" presentation:class="subtitle" presentation:user-transformed="true">
          <draw:text-box>
            <text:list text:style-name="L2">
              <text:list-header>
                <text:p text:style-name="P3"><text:span text:style-name="T2"/></text:p>
              </text:list-header>
              <text:list-item>
                <text:p text:style-name="P3"><text:span text:style-name="T2">Fuchs </text:span><text:span text:style-name="T3">András</text:span></text:p>
                <text:p text:style-name="P3"><text:span text:style-name="T3">Április</text:span><text:span text:style-name="T2">, 2018</text:span></text:p>
                <text:p text:style-name="P3"><text:span text:style-name="T2">Hiventures, Budapest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3cm" svg:x="1.905cm" svg:y="3.174cm" draw:page-number="1" presentation:class="page"/>
          <draw:frame presentation:style-name="pr3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Notes about your presentation" draw:style-name="dp1" draw:master-page-name="Title2" presentation:use-date-time-name="dtd1">
        <office:forms form:automatic-focus="false" form:apply-design-mode="false"/>
        <draw:frame presentation:style-name="pr4" draw:text-style-name="P7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4">Jelenlegi csapat</text:span></text:p>
              </text:list-header>
            </text:list>
          </draw:text-box>
        </draw:frame>
        <draw:frame presentation:style-name="pr5" draw:text-style-name="P9" draw:layer="layout" svg:width="33.87cm" svg:height="12.56cm" svg:x="0cm" svg:y="6.49cm" presentation:class="outline" presentation:user-transformed="true">
          <draw:text-box>
            <text:list text:style-name="L3">
              <text:list-header>
                <text:p text:style-name="P8"><text:span text:style-name="T5"/></text:p>
                <text:p text:style-name="P8"><text:span text:style-name="T5"/></text:p>
              </text:list-header>
            </text:list>
          </draw:text-box>
        </draw:frame>
        <draw:custom-shape draw:name="Slide Number Placeholder 3" draw:style-name="gr2" draw:text-style-name="P10" draw:layer="layout" svg:width="3.206cm" svg:height="3.034cm" svg:x="29.805cm" svg:y="2.09cm">
          <text:list text:style-name="L1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path draw:style-name="gr3" draw:text-style-name="P11" draw:layer="layout" svg:width="5.199cm" svg:height="5.199cm" svg:x="2.2cm" svg:y="7cm" svg:viewBox="0 0 5200 5200" svg:d="M2600 0c1474 0 2600 1126 2600 2600s-1126 2600-2600 2600-2600-1126-2600-2600 1126-2600 2600-2600zM0 0zM5200 5200z">
          <text:p/>
        </draw:path>
        <draw:frame presentation:style-name="pr6" draw:text-style-name="P12" draw:layer="layout" svg:width="20.6cm" svg:height="11.4cm" svg:x="8.4cm" svg:y="6.8cm" presentation:class="outline" presentation:user-transformed="true">
          <draw:text-box>
            <text:list text:style-name="L3">
              <text:list-header>
                <text:p text:style-name="P8"><text:span text:style-name="T7">Fuchs </text:span><text:span text:style-name="T8">András</text:span></text:p>
                <text:p text:style-name="P8"><text:span text:style-name="T4">Mérnök Informatikus</text:span></text:p>
                <text:p text:style-name="P8"><text:span text:style-name="T4"><text:line-break/></text:span><text:span text:style-name="T4">Ötletgazda, hardware tervező</text:span><text:span text:style-name="T5">, firmware </text:span><text:span text:style-name="T4">és</text:span><text:span text:style-name="T5"> </text:span><text:span text:style-name="T5"><text:line-break/></text:span><text:span text:style-name="T5">software </text:span><text:span text:style-name="T4">fejlesztő</text:span></text:p>
                <text:p text:style-name="P8"><text:span text:style-name="T5">13 </text:span><text:span text:style-name="T4">éves</text:span><text:span text:style-name="T5"> .NET/C# </text:span><text:span text:style-name="T4">szoftverfejlesztői</text:span><text:span text:style-name="T5"> </text:span><text:span text:style-name="T4">tapasztalat</text:span></text:p>
                <text:p text:style-name="P8"><text:span text:style-name="T5">5 </text:span><text:span text:style-name="T4">éves</text:span><text:span text:style-name="T5"> hardware </text:span><text:span text:style-name="T4">tervezői</text:span><text:span text:style-name="T5"> </text:span><text:span text:style-name="T4">és</text:span><text:span text:style-name="T5"> </text:span><text:span text:style-name="T5"><text:line-break/></text:span><text:span text:style-name="T5">Atmel-C firmware </text:span><text:span text:style-name="T4">fejlesztői</text:span><text:span text:style-name="T5"> </text:span><text:span text:style-name="T4">tapasztalat</text:span></text:p>
              </text:list-header>
            </text:list>
          </draw:text-box>
        </draw:frame>
        <presentation:notes draw:style-name="dp2">
          <draw:page-thumbnail draw:style-name="gr1" draw:layer="layout" svg:width="15.24cm" svg:height="8.573cm" svg:x="1.905cm" svg:y="3.174cm" draw:page-number="2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Structure of your presentation" draw:style-name="dp1" draw:master-page-name="Title2" presentation:use-date-time-name="dtd1">
        <office:forms form:automatic-focus="false" form:apply-design-mode="false"/>
        <draw:frame presentation:style-name="pr4" draw:text-style-name="P13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9">A </text:span><text:span text:style-name="T10">kihívás</text:span></text:p>
              </text:list-header>
            </text:list>
          </draw:text-box>
        </draw:frame>
        <draw:frame presentation:style-name="pr8" draw:text-style-name="P14" draw:layer="layout" svg:width="26.705cm" svg:height="9.997cm" svg:x="1.891cm" svg:y="6.49cm" presentation:class="outline" presentation:user-transformed="true">
          <draw:text-box>
            <text:list text:style-name="L3">
              <text:list-item>
                <text:p text:style-name="P8"><text:span text:style-name="T10">Egészségügyi diagnosztika</text:span><text:span text:style-name="T9"> ma: </text:span><text:span text:style-name="T10">későn</text:span><text:span text:style-name="T9"> </text:span><text:span text:style-name="T10">és</text:span><text:span text:style-name="T9"> </text:span><text:span text:style-name="T10">kevés</text:span></text:p>
                <text:list>
                  <text:list-item>
                    <text:p><text:span text:style-name="T9">A </text:span><text:span text:style-name="T10">rákok</text:span><text:span text:style-name="T9"> 95%-a </text:span><text:span text:style-name="T10">megelőzhető</text:span><text:span text:style-name="T9"> </text:span><text:span text:style-name="T10">lenne</text:span><text:span text:style-name="T9">, </text:span><text:span text:style-name="T10">ez</text:span><text:span text:style-name="T9"> </text:span><text:span text:style-name="T10">évente</text:span><text:span text:style-name="T9"> 9 </text:span><text:span text:style-name="T10">millió</text:span><text:span text:style-name="T9"> </text:span><text:span text:style-name="T10">emberélet</text:span><text:span text:style-name="T9">!</text:span></text:p>
                  </text:list-item>
                </text:list>
              </text:list-item>
              <text:list-item>
                <text:p text:style-name="P8"><text:span text:style-name="T10">Drasztikus beavatkozások</text:span><text:span text:style-name="T9"> </text:span></text:p>
                <text:list>
                  <text:list-item>
                    <text:p><text:span text:style-name="T10">Megelőzhető, ha időben</text:span><text:span text:style-name="T9"> </text:span><text:span text:style-name="T10">cselekszünk</text:span><text:span text:style-name="T9">, </text:span><text:span text:style-name="T10">életmódváltással</text:span><text:span text:style-name="T9">, </text:span><text:span text:style-name="T10">gyógyszerek</text:span><text:span text:style-name="T9"> </text:span><text:span text:style-name="T10">nélkül</text:span></text:p>
                  </text:list-item>
                </text:list>
              </text:list-item>
              <text:list-item>
                <text:p text:style-name="P8"><text:span text:style-name="T10">Félrekezelések</text:span></text:p>
                <text:list>
                  <text:list-item>
                    <text:p><text:span text:style-name="T10">Azonnal kimutatható</text:span><text:span text:style-name="T9">, ha a </text:span><text:span text:style-name="T10">szervezet</text:span><text:span text:style-name="T9"> </text:span><text:span text:style-name="T10">rosszabb</text:span><text:span text:style-name="T9"> </text:span><text:span text:style-name="T10">állapotba</text:span><text:span text:style-name="T9"> </text:span><text:span text:style-name="T10">kerül</text:span></text:p>
                  </text:list-item>
                </text:list>
              </text:list-item>
              <text:list-item>
                <text:p text:style-name="P8"><text:span text:style-name="T10">Kevés lehetőség</text:span><text:span text:style-name="T9"> </text:span><text:span text:style-name="T10">öndiagnózisra</text:span></text:p>
                <text:list>
                  <text:list-item>
                    <text:p><text:span text:style-name="T10">Mit tehet</text:span><text:span text:style-name="T9"> </text:span><text:span text:style-name="T10">az</text:span><text:span text:style-name="T9"> </text:span><text:span text:style-name="T10">egészségtudatos</text:span><text:span text:style-name="T9"> ember?</text:span></text:p>
                  </text:list-item>
                  <text:list-item>
                    <text:p><text:span text:style-name="T9">Quantified Self</text:span></text:p>
                  </text:list-item>
                </text:list>
              </text:list-item>
            </text:list>
          </draw:text-box>
        </draw:frame>
        <draw:custom-shape draw:name="Slide Number Placeholder 3" draw:style-name="gr4" draw:text-style-name="P15" draw:layer="layout" svg:width="3.206cm" svg:height="3.034cm" svg:x="29.805cm" svg:y="2.09cm">
          <text:list text:style-name="L1">
            <text:list-header>
              <text:p text:style-name="P6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4cm" svg:height="8.573cm" svg:x="1.905cm" svg:y="3.174cm" draw:page-number="3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The Title Page" draw:style-name="dp1" draw:master-page-name="Title2" presentation:use-date-time-name="dtd1">
        <office:forms form:automatic-focus="false" form:apply-design-mode="false"/>
        <draw:frame presentation:style-name="pr4" draw:text-style-name="P13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9">A </text:span><text:span text:style-name="T10">megoldás</text:span></text:p>
              </text:list-header>
            </text:list>
          </draw:text-box>
        </draw:frame>
        <draw:frame presentation:style-name="pr8" draw:text-style-name="P17" draw:layer="layout" svg:width="26.705cm" svg:height="9.997cm" svg:x="1.891cm" svg:y="6.49cm" presentation:class="outline" presentation:user-transformed="true">
          <draw:text-box>
            <text:list text:style-name="L3">
              <text:list-item>
                <text:p text:style-name="P16"><text:span text:style-name="T10">Testünk lenyomatának</text:span><text:span text:style-name="T9"> </text:span><text:span text:style-name="T10">feldolgozása</text:span></text:p>
              </text:list-item>
              <text:list-item>
                <text:p text:style-name="P16"><text:span text:style-name="T10">Intuitív hőtérképszerű</text:span><text:span text:style-name="T9"> </text:span><text:span text:style-name="T10">megjelenítés</text:span></text:p>
              </text:list-item>
              <text:list-item>
                <text:p text:style-name="P16"><text:span text:style-name="T10">Szakemberek bevonása</text:span><text:span text:style-name="T9"> </text:span><text:span text:style-name="T10">akár</text:span><text:span text:style-name="T9"> </text:span><text:span text:style-name="T10">távolról</text:span></text:p>
              </text:list-item>
              <text:list-item>
                <text:p text:style-name="P16"><text:span text:style-name="T10">Idővel tipikus</text:span><text:span text:style-name="T9"> </text:span><text:span text:style-name="T10">problémák</text:span><text:span text:style-name="T9"> </text:span><text:span text:style-name="T10">felismerése</text:span><text:span text:style-name="T9"> </text:span><text:span text:style-name="T10">Mesterséges</text:span><text:span text:style-name="T9"> </text:span><text:span text:style-name="T10">Intelligenciával</text:span></text:p>
              </text:list-item>
              <text:list-item>
                <text:p text:style-name="P16"><text:span text:style-name="T9">A </text:span><text:span text:style-name="T10">későbbiekben</text:span><text:span text:style-name="T9"> </text:span><text:span text:style-name="T10">szabadalmaztatható</text:span><text:span text:style-name="T9"> antenna </text:span><text:span text:style-name="T10">kialakítása</text:span></text:p>
                <text:p text:style-name="P16"><text:span text:style-name="T9"/></text:p>
              </text:list-item>
            </text:list>
          </draw:text-box>
        </draw:frame>
        <draw:custom-shape draw:name="Slide Number Placeholder 3" draw:style-name="gr5" draw:text-style-name="P15" draw:layer="layout" svg:width="3.206cm" svg:height="3.034cm" svg:x="29.805cm" svg:y="2.09cm">
          <text:list text:style-name="L1">
            <text:list-header>
              <text:p text:style-name="P6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4cm" svg:height="8.573cm" svg:x="1.905cm" svg:y="3.174cm" draw:page-number="4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Your Founder Team" draw:style-name="dp1" draw:master-page-name="Title2" presentation:use-date-time-name="dtd1">
        <office:forms form:automatic-focus="false" form:apply-design-mode="false"/>
        <draw:frame presentation:style-name="pr4" draw:text-style-name="P13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10">Hasonló vállalkozások</text:span></text:p>
              </text:list-header>
            </text:list>
          </draw:text-box>
        </draw:frame>
        <draw:frame presentation:style-name="pr9" draw:text-style-name="P20" draw:layer="layout" svg:width="26.705cm" svg:height="11.549cm" svg:x="1.891cm" svg:y="6.49cm" presentation:class="outline" presentation:user-transformed="true">
          <draw:text-box>
            <text:list text:style-name="L3">
              <text:list-item>
                <text:p text:style-name="P18"><text:span text:style-name="T12">Hyperspectral Imaging</text:span></text:p>
                <text:list>
                  <text:list-item>
                    <text:p><text:span text:style-name="T13">Űrkutatás</text:span></text:p>
                  </text:list-item>
                  <text:list-item>
                    <text:p><text:span text:style-name="T13">Nyersanyag-térképészet</text:span></text:p>
                  </text:list-item>
                  <text:list-item>
                    <text:p><text:span text:style-name="T13">Élelmiszer minőség</text:span><text:span text:style-name="T12"> </text:span><text:span text:style-name="T13">ellenőrzés</text:span></text:p>
                  </text:list-item>
                </text:list>
              </text:list-item>
              <text:list-item>
                <text:p text:style-name="P19"><text:span text:style-name="T13">Reptéri ellenőrző</text:span><text:span text:style-name="T12"> </text:span><text:span text:style-name="T13">kapuk</text:span></text:p>
                <text:list>
                  <text:list-item>
                    <text:p><text:span text:style-name="T12">Millimeter-wave test </text:span><text:span text:style-name="T13">szkenner</text:span></text:p>
                  </text:list-item>
                </text:list>
              </text:list-item>
              <text:list-item>
                <text:p text:style-name="P19"><text:span text:style-name="T12">Modern </text:span><text:span text:style-name="T13">röntgen</text:span><text:span text:style-name="T12"> </text:span><text:span text:style-name="T13">gépek</text:span></text:p>
                <text:p text:style-name="P18"><text:span text:style-name="T14"/></text:p>
              </text:list-item>
            </text:list>
          </draw:text-box>
        </draw:frame>
        <draw:custom-shape draw:name="Slide Number Placeholder 3" draw:style-name="gr6" draw:text-style-name="P15" draw:layer="layout" svg:width="3.206cm" svg:height="3.034cm" svg:x="29.805cm" svg:y="2.09cm">
          <text:list text:style-name="L1">
            <text:list-header>
              <text:p text:style-name="P6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4cm" svg:height="8.573cm" svg:x="1.905cm" svg:y="3.174cm" draw:page-number="5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The Market Opportunity" draw:style-name="dp1" draw:master-page-name="Title2" presentation:use-date-time-name="dtd1">
        <office:forms form:automatic-focus="false" form:apply-design-mode="false"/>
        <draw:frame presentation:style-name="pr4" draw:text-style-name="P13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10">Ügyfelek, értékesítés</text:span></text:p>
              </text:list-header>
            </text:list>
          </draw:text-box>
        </draw:frame>
        <draw:frame presentation:style-name="pr8" draw:text-style-name="P14" draw:layer="layout" svg:width="26.705cm" svg:height="9.997cm" svg:x="1.891cm" svg:y="6.49cm" presentation:class="outline" presentation:user-transformed="true">
          <draw:text-box>
            <text:list text:style-name="L3">
              <text:list-item>
                <text:p text:style-name="P8"><text:span text:style-name="T10">Egészségtudatos magánszemélyek</text:span></text:p>
                <text:list>
                  <text:list-item>
                    <text:p><text:span text:style-name="T10">Kis méretű készülék</text:span></text:p>
                  </text:list-item>
                  <text:list-item>
                    <text:p><text:span text:style-name="T10">Távoli diagnosztizálás szolgáltatás</text:span></text:p>
                  </text:list-item>
                </text:list>
              </text:list-item>
              <text:list-item>
                <text:p text:style-name="P21"><text:span text:style-name="T10">Természetgyógyászok</text:span></text:p>
                <text:list>
                  <text:list-item>
                    <text:p><text:span text:style-name="T10">Kis méretű készülék</text:span></text:p>
                  </text:list-item>
                  <text:list-item>
                    <text:p><text:span text:style-name="T10">Helyi vagy távoli diagnózis</text:span></text:p>
                  </text:list-item>
                </text:list>
              </text:list-item>
              <text:list-item>
                <text:p text:style-name="P21"><text:span text:style-name="T10">Magánpraxissal rendelkező</text:span><text:span text:style-name="T9"> </text:span><text:span text:style-name="T10">szakorvosok</text:span></text:p>
                <text:list>
                  <text:list-item>
                    <text:p><text:span text:style-name="T10">Egész testes készülék</text:span></text:p>
                  </text:list-item>
                  <text:list-item>
                    <text:p><text:span text:style-name="T10">Helyi diagnózis</text:span></text:p>
                  </text:list-item>
                </text:list>
              </text:list-item>
            </text:list>
          </draw:text-box>
        </draw:frame>
        <draw:custom-shape draw:name="Slide Number Placeholder 6" draw:style-name="gr7" draw:text-style-name="P15" draw:layer="layout" svg:width="3.206cm" svg:height="3.034cm" svg:x="29.805cm" svg:y="2.09cm">
          <text:list text:style-name="L1">
            <text:list-header>
              <text:p text:style-name="P6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4cm" svg:height="8.573cm" svg:x="1.905cm" svg:y="3.174cm" draw:page-number="6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roduct, Service, or Technology" draw:style-name="dp1" draw:master-page-name="Title2" presentation:use-date-time-name="dtd1">
        <office:forms form:automatic-focus="false" form:apply-design-mode="false"/>
        <draw:frame presentation:style-name="pr4" draw:text-style-name="P13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10">Üzleti modell</text:span></text:p>
              </text:list-header>
            </text:list>
          </draw:text-box>
        </draw:frame>
        <draw:frame presentation:style-name="pr8" draw:text-style-name="P14" draw:layer="layout" svg:width="26.705cm" svg:height="9.997cm" svg:x="1.891cm" svg:y="6.49cm" presentation:class="outline" presentation:user-transformed="true">
          <draw:text-box>
            <text:list text:style-name="L3">
              <text:list-item>
                <text:p text:style-name="P8"><text:span text:style-name="T10">Jelenleg</text:span><text:span text:style-name="T9"> </text:span></text:p>
                <text:list>
                  <text:list-item>
                    <text:p><text:span text:style-name="T10">Prototípus fejlesztés alatt</text:span></text:p>
                  </text:list-item>
                </text:list>
              </text:list-item>
              <text:list-item>
                <text:p text:style-name="P22"><text:span text:style-name="T10">Későbbiekben</text:span></text:p>
                <text:list>
                  <text:list-item>
                    <text:p><text:span text:style-name="T9">Termék </text:span><text:span text:style-name="T10">eladások</text:span></text:p>
                  </text:list-item>
                  <text:list-item>
                    <text:p><text:span text:style-name="T10">Kapcsolódó szolgáltatás</text:span><text:span text:style-name="T9"> </text:span><text:span text:style-name="T10">értékesítés</text:span><text:span text:style-name="T9"> </text:span></text:p>
                    <text:list>
                      <text:list-item>
                        <text:p><text:span text:style-name="T10">Távoli</text:span><text:span text:style-name="T9"> </text:span><text:span text:style-name="T10">diagnózis közvetítés</text:span></text:p>
                      </text:list-item>
                      <text:list-item>
                        <text:p><text:span text:style-name="T9">AI </text:span><text:span text:style-name="T10">szoftvercsomag</text:span></text:p>
                      </text:list-item>
                      <text:list-item>
                        <text:p><text:span text:style-name="T10">Akkreditált képzések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Slide Number Placeholder 3" draw:style-name="gr8" draw:text-style-name="P15" draw:layer="layout" svg:width="3.206cm" svg:height="3.034cm" svg:x="29.805cm" svg:y="2.09cm">
          <text:list text:style-name="L1">
            <text:list-header>
              <text:p text:style-name="P6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4cm" svg:height="8.573cm" svg:x="1.905cm" svg:y="3.174cm" draw:page-number="7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The Competitive Landscape" draw:style-name="dp1" draw:master-page-name="Title2" presentation:use-date-time-name="dtd1">
        <office:forms form:automatic-focus="false" form:apply-design-mode="false"/>
        <draw:frame presentation:style-name="pr4" draw:text-style-name="P13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10">Hol járunk</text:span><text:span text:style-name="T9"> most?</text:span></text:p>
              </text:list-header>
            </text:list>
          </draw:text-box>
        </draw:frame>
        <draw:frame presentation:style-name="pr8" draw:text-style-name="P14" draw:layer="layout" svg:width="26.705cm" svg:height="9.997cm" svg:x="1.891cm" svg:y="6.49cm" presentation:class="outline" presentation:user-transformed="true">
          <draw:text-box>
            <text:list text:style-name="L3">
              <text:list-item>
                <text:p text:style-name="P8"><text:span text:style-name="T10">Ötödik prototípus</text:span><text:span text:style-name="T9"> </text:span><text:span text:style-name="T10">működőképes</text:span><text:span text:style-name="T9"> </text:span></text:p>
                <text:list>
                  <text:list-item>
                    <text:p><text:span text:style-name="T9">16 </text:span><text:span text:style-name="T10">csatorna</text:span><text:span text:style-name="T9"> (pixel)</text:span></text:p>
                  </text:list-item>
                  <text:list-item>
                    <text:p><text:span text:style-name="T10">Jelfeldolgozás</text:span><text:span text:style-name="T9"> a PC-n</text:span></text:p>
                  </text:list-item>
                  <text:list-item>
                    <text:p><text:span text:style-name="T10">Nagyon egyszerű</text:span><text:span text:style-name="T9"> </text:span><text:span text:style-name="T10">megjelenítés</text:span></text:p>
                  </text:list-item>
                  <text:list-item>
                    <text:p><text:span text:style-name="T9">2D </text:span><text:span text:style-name="T10">maratott</text:span><text:span text:style-name="T9"> </text:span><text:span text:style-name="T10">antennák</text:span></text:p>
                  </text:list-item>
                </text:list>
              </text:list-item>
              <text:list-item>
                <text:p text:style-name="P22"><text:span text:style-name="T10">Hatodik tervezési</text:span><text:span text:style-name="T9"> </text:span><text:span text:style-name="T10">fázisban</text:span><text:span text:style-name="T9"> </text:span></text:p>
                <text:list>
                  <text:list-item>
                    <text:p><text:span text:style-name="T9">256 </text:span><text:span text:style-name="T10">csatorna</text:span><text:span text:style-name="T9"> (pixel) </text:span><text:span text:style-name="T10">egy</text:span><text:span text:style-name="T9"> 20x20 </text:span><text:span text:style-name="T10">cm-es</text:span><text:span text:style-name="T9"> </text:span><text:span text:style-name="T10">panelon</text:span></text:p>
                  </text:list-item>
                  <text:list-item>
                    <text:p><text:span text:style-name="T10">Jelfeldolgozás a mikrokontrolleren</text:span></text:p>
                  </text:list-item>
                  <text:list-item>
                    <text:p><text:span text:style-name="T10">Grafikus, valós</text:span><text:span text:style-name="T9"> </text:span><text:span text:style-name="T10">idejű</text:span><text:span text:style-name="T9"> </text:span><text:span text:style-name="T10">megjelenítés</text:span></text:p>
                  </text:list-item>
                  <text:list-item>
                    <text:p><text:span text:style-name="T9">3D </text:span><text:span text:style-name="T10">nyomtatott</text:span><text:span text:style-name="T9"> </text:span><text:span text:style-name="T10">antennák</text:span></text:p>
                  </text:list-item>
                </text:list>
              </text:list-item>
            </text:list>
          </draw:text-box>
        </draw:frame>
        <draw:custom-shape draw:name="Slide Number Placeholder 3" draw:style-name="gr9" draw:text-style-name="P15" draw:layer="layout" svg:width="3.206cm" svg:height="3.034cm" svg:x="29.805cm" svg:y="2.09cm">
          <text:list text:style-name="L1">
            <text:list-header>
              <text:p text:style-name="P6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4cm" svg:height="8.573cm" svg:x="1.905cm" svg:y="3.174cm" draw:page-number="8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Your Business Model" draw:style-name="dp1" draw:master-page-name="Title2" presentation:use-date-time-name="dtd1">
        <office:forms form:automatic-focus="false" form:apply-design-mode="false"/>
        <draw:frame presentation:style-name="pr4" draw:text-style-name="P13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10">Együttműködésünk</text:span></text:p>
              </text:list-header>
            </text:list>
          </draw:text-box>
        </draw:frame>
        <draw:frame presentation:style-name="pr8" draw:text-style-name="P14" draw:layer="layout" svg:width="26.705cm" svg:height="9.997cm" svg:x="1.891cm" svg:y="6.49cm" presentation:class="outline" presentation:user-transformed="true">
          <draw:text-box>
            <text:list text:style-name="L3">
              <text:list-item>
                <text:p text:style-name="P23"><text:span text:style-name="T10">Egyelőre nem</text:span><text:span text:style-name="T9"> </text:span><text:span text:style-name="T10">történt</text:span><text:span text:style-name="T9"> </text:span><text:span text:style-name="T10">külső</text:span><text:span text:style-name="T9"> </text:span><text:span text:style-name="T10">tőke</text:span><text:span text:style-name="T9"> </text:span><text:span text:style-name="T10">bevonás</text:span></text:p>
              </text:list-item>
              <text:list-item>
                <text:p text:style-name="P21"><text:span text:style-name="T10">Szakmai mentorokkal való kapcsolatfelvétel</text:span></text:p>
                <text:list>
                  <text:list-item>
                    <text:p><text:span text:style-name="T10">Cégalapítás</text:span></text:p>
                  </text:list-item>
                  <text:list-item>
                    <text:p><text:span text:style-name="T10">Szabadalom-kezelés</text:span></text:p>
                  </text:list-item>
                  <text:list-item>
                    <text:p><text:span text:style-name="T10">Nemzetközi piacra</text:span><text:span text:style-name="T9"> </text:span><text:span text:style-name="T10">való</text:span><text:span text:style-name="T9"> </text:span><text:span text:style-name="T10">kijutás</text:span></text:p>
                  </text:list-item>
                  <text:list-item>
                    <text:p><text:span text:style-name="T9">Marketing, </text:span><text:span text:style-name="T10">termékpozicionálás</text:span></text:p>
                  </text:list-item>
                  <text:list-item>
                    <text:p><text:span text:style-name="T10">Értékesítés</text:span></text:p>
                  </text:list-item>
                </text:list>
              </text:list-item>
              <text:list-item>
                <text:p text:style-name="P21"><text:span text:style-name="T10">Anyagi támogatás</text:span></text:p>
                <text:list>
                  <text:list-item>
                    <text:p><text:span text:style-name="T9">3 </text:span><text:span text:style-name="T10">szakember</text:span><text:span text:style-name="T9"> </text:span><text:span text:style-name="T10">foglalkoztatása</text:span><text:span text:style-name="T9"> </text:span><text:span text:style-name="T10">szabadúszóként</text:span><text:span text:style-name="T9"> (MUC, driver </text:span><text:span text:style-name="T10">és</text:span><text:span text:style-name="T9"> Unity3D)</text:span></text:p>
                  </text:list-item>
                  <text:list-item>
                    <text:p><text:span text:style-name="T10">Anyagköltségek (hardware alkatrészek</text:span><text:span text:style-name="T9">, </text:span><text:span text:style-name="T10">NYÁK</text:span><text:span text:style-name="T9"> </text:span><text:span text:style-name="T10">és</text:span><text:span text:style-name="T9"> antenna </text:span><text:span text:style-name="T10">gyártás</text:span><text:span text:style-name="T9">)</text:span></text:p>
                  </text:list-item>
                  <text:list-item>
                    <text:p><text:span text:style-name="T10">Működési</text:span><text:span text:style-name="T9"> </text:span><text:span text:style-name="T10">költség</text:span></text:p>
                  </text:list-item>
                </text:list>
                <text:p text:style-name="P8"><text:span text:style-name="T9"/></text:p>
                <text:p text:style-name="P8"><text:span text:style-name="T9"/></text:p>
                <text:p text:style-name="P8"><text:span text:style-name="T9"/></text:p>
              </text:list-item>
            </text:list>
          </draw:text-box>
        </draw:frame>
        <draw:custom-shape draw:name="Slide Number Placeholder 3" draw:style-name="gr10" draw:text-style-name="P15" draw:layer="layout" svg:width="3.206cm" svg:height="3.034cm" svg:x="29.805cm" svg:y="2.09cm">
          <text:list text:style-name="L1">
            <text:list-header>
              <text:p text:style-name="P6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4cm" svg:height="8.573cm" svg:x="1.905cm" svg:y="3.174cm" draw:page-number="9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Your Contact Information" draw:style-name="dp1" draw:master-page-name="Title2" presentation:use-date-time-name="dtd1">
        <office:forms form:automatic-focus="false" form:apply-design-mode="false"/>
        <draw:frame presentation:style-name="pr4" draw:text-style-name="P13" draw:layer="layout" svg:width="26.705cm" svg:height="3.003cm" svg:x="1.891cm" svg:y="2.089cm" presentation:class="title" presentation:user-transformed="true">
          <draw:text-box>
            <text:list text:style-name="L1">
              <text:list-header>
                <text:p text:style-name="P6"><text:span text:style-name="T10">Kapcsolat</text:span></text:p>
              </text:list-header>
            </text:list>
          </draw:text-box>
        </draw:frame>
        <draw:frame presentation:style-name="pr8" draw:text-style-name="P14" draw:layer="layout" svg:width="26.705cm" svg:height="7.687cm" svg:x="1.891cm" svg:y="8.8cm" presentation:class="outline" presentation:user-transformed="true">
          <draw:text-box>
            <text:list text:style-name="L3">
              <text:list-item>
                <text:p text:style-name="P8"><text:span text:style-name="T10">Kapcsolattartó: Fuchs András</text:span></text:p>
              </text:list-item>
              <text:list-item>
                <text:p text:style-name="P21"><text:span text:style-name="T9">Email: <text:s/>andras.fuchs@gmail.com</text:span></text:p>
              </text:list-item>
              <text:list-item>
                <text:p text:style-name="P21"><text:span text:style-name="T10">Telefon</text:span><text:span text:style-name="T9">: +36 (70) 453-9624</text:span></text:p>
              </text:list-item>
              <text:list-item>
                <text:p text:style-name="P21"><text:span text:style-name="T10">Weboldal: </text:span><text:span text:style-name="T9">www.biobalancedetector.com</text:span></text:p>
              </text:list-item>
            </text:list>
          </draw:text-box>
        </draw:frame>
        <draw:custom-shape draw:name="Slide Number Placeholder 3" draw:style-name="gr11" draw:text-style-name="P24" draw:layer="layout" svg:width="3.206cm" svg:height="3.034cm" svg:x="29.805cm" svg:y="2.09cm">
          <text:list text:style-name="L1">
            <text:list-header>
              <text:p text:style-name="P6"><text:span text:style-name="T1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5.24cm" svg:height="8.573cm" svg:x="1.905cm" svg:y="3.174cm" draw:page-number="10" presentation:class="page"/>
          <draw:frame presentation:style-name="pr7" draw:text-style-name="P5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90a677" draw:end-color="#2c381f" draw:start-intensity="100%" draw:end-intensity="100%" draw:angle="480" draw:border="0%"/>
    <draw:fill-image draw:name="IMG_5f_2862_5f_avatar_5f_v3_5f_400x400_5f_round1" draw:display-name="IMG_2862_avatar_v3_400x400_round1" xlink:href="Pictures/100002010000019000000190FA2CFC036758E5F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Trebuchet MS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rebuchet MS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rebuchet MS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rebuchet MS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rebuchet MS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rebuchet MS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rebuchet MS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rebuchet MS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rebuchet MS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rebuchet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rebuchet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rebuchet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rebuchet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rebuchet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svg:stroke-color="#3465a4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1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Bahnschrift Light1" fo:font-family="'Bahnschrift Light'" style:font-style-name="Light" style:font-family-generic="swiss" style:font-pitch="variable" fo:font-size="24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Bahnschrift Light1" fo:font-family="'Bahnschrift Light'" style:font-style-name="Light" style:font-family-generic="swiss" style:font-pitch="variable" fo:font-size="20pt" fo:font-style="normal" fo:text-shadow="none" style:text-underline-style="none" fo:font-weight="250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Bahnschrift Light1" fo:font-family="'Bahnschrift Light'" style:font-style-name="Light" style:font-family-generic="swiss" style:font-pitch="variable" fo:font-size="18pt" fo:font-style="normal" fo:text-shadow="none" style:text-underline-style="none" fo:font-weight="250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Bahnschrift Light1" fo:font-family="'Bahnschrift Light'" style:font-style-name="Light" style:font-family-generic="swiss" style:font-pitch="variable" fo:font-size="24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Bahnschrift Light1" fo:font-family="'Bahnschrift Light'" style:font-style-name="Light" style:font-family-generic="swiss" style:font-pitch="variable" fo:font-size="36pt" fo:font-style="normal" fo:text-shadow="none" style:text-underline-style="none" fo:font-weight="250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2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3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3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4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4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5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5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6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6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gradient" draw:fill-color="#f78925" draw:fill-gradient-name="gradient" draw:gradient-step-count="0" draw:textarea-horizontal-align="center" draw:textarea-vertical-align="middle" draw:shadow-color="#808080"/>
      <style:paragraph-properties fo:text-align="center"/>
    </style:style>
    <style:style style:name="Title1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7-outline1">
          <text:list-level-style-bullet text:level="1" text:bullet-char="•">
            <style:list-level-properties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0cm" fo:margin-right="0cm" fo:margin-top="0.176cm" fo:margin-bottom="0cm" fo:line-height="9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Trebuchet MS" fo:font-family="'Trebuchet MS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9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7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rebuchet MS" fo:font-family="'Trebuchet MS'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Arial" style:font-family-complex="Ari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gradient" draw:fill-color="#f78925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262626" draw:textarea-horizontal-align="left" draw:textarea-vertical-align="top" draw:auto-grow-height="false" fo:min-height="4.348cm" fo:min-width="24.411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dbeec7" draw:textarea-horizontal-align="left" draw:textarea-vertical-align="top" draw:auto-grow-height="false" fo:min-height="4.348cm" fo:min-width="8.046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7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solid" draw:fill-color="#161f0b" draw:textarea-horizontal-align="left" draw:textarea-vertical-align="top" draw:auto-grow-height="false" fo:min-height="3.542cm" fo:min-width="28.494cm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dbeec7" draw:textarea-horizontal-align="left" draw:textarea-vertical-align="top" draw:auto-grow-height="false" fo:min-height="3.542cm" fo:min-width="3.954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>
      <style:graphic-properties draw:stroke="none" draw:fill="solid" draw:fill-color="#262626" draw:textarea-horizontal-align="left" draw:textarea-vertical-align="top" draw:auto-grow-height="false" fo:min-height="3.542cm" fo:min-width="28.494cm" fo:padding-top="0.13cm" fo:padding-bottom="0.13cm" fo:padding-left="0.25cm" fo:padding-right="0.25cm" fo:wrap-option="wrap" draw:shadow-color="#808080"/>
    </style:style>
    <style:style style:name="Mgr16" style:family="graphic" style:parent-style-name="standard">
      <style:graphic-properties draw:stroke="none" draw:fill="solid" draw:fill-color="#f09415" draw:textarea-horizontal-align="left" draw:textarea-vertical-align="top" draw:auto-grow-height="false" fo:min-height="3.542cm" fo:min-width="3.954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cm" fo:min-width="0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2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2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2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2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2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2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0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3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3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38" style:family="graphic" style:parent-style-name="standard">
      <style:graphic-properties draw:stroke="none" draw:fill="solid" draw:fill-color="#262626" draw:textarea-horizontal-align="left" draw:textarea-vertical-align="top" draw:auto-grow-height="false" fo:min-height="3.541cm" fo:min-width="28.494cm" fo:padding-top="0.13cm" fo:padding-bottom="0.13cm" fo:padding-left="0.25cm" fo:padding-right="0.25cm" fo:wrap-option="wrap" draw:shadow-color="#808080"/>
    </style:style>
    <style:style style:name="Mgr39" style:family="graphic" style:parent-style-name="standard">
      <style:graphic-properties draw:stroke="none" draw:fill="solid" draw:fill-color="#f09415" draw:textarea-horizontal-align="left" draw:textarea-vertical-align="top" draw:auto-grow-height="false" fo:min-height="3.541cm" fo:min-width="3.954cm" fo:padding-top="0.13cm" fo:padding-bottom="0.13cm" fo:padding-left="0.25cm" fo:padding-right="0.25cm" fo:wrap-option="wrap" draw:shadow-color="#808080"/>
    </style:style>
    <style:style style:name="Mgr40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1cm" fo:min-width="0cm" fo:padding-top="0.13cm" fo:padding-bottom="0.13cm" fo:padding-left="0.25cm" fo:padding-right="0.25cm" fo:wrap-option="wrap" draw:shadow-color="#808080"/>
    </style:style>
    <style:style style:name="Mgr4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1cm" fo:min-width="0cm" fo:padding-top="0.13cm" fo:padding-bottom="0.13cm" fo:padding-left="0.25cm" fo:padding-right="0.25cm" fo:wrap-option="wrap" draw:shadow-color="#808080"/>
    </style:style>
    <style:style style:name="Mgr4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367cm" fo:min-width="1.193cm" fo:padding-top="0.13cm" fo:padding-bottom="0.13cm" fo:padding-left="0.25cm" fo:padding-right="0.25cm" fo:wrap-option="wrap" draw:shadow-color="#808080"/>
    </style:style>
    <style:style style:name="Mgr4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363cm" fo:min-width="1.193cm" fo:padding-top="0.13cm" fo:padding-bottom="0.13cm" fo:padding-left="0.25cm" fo:padding-right="0.25cm" fo:wrap-option="wrap" draw:shadow-color="#808080"/>
    </style:style>
    <style:style style:name="Mgr4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4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0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cm" fo:min-width="0cm" fo:padding-top="0.13cm" fo:padding-bottom="0.13cm" fo:padding-left="0.25cm" fo:padding-right="0.25cm" fo:wrap-option="wrap" draw:shadow-color="#808080"/>
    </style:style>
    <style:style style:name="Mgr5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cm" fo:min-width="0cm" fo:padding-top="0.13cm" fo:padding-bottom="0.13cm" fo:padding-left="0.25cm" fo:padding-right="0.25cm" fo:wrap-option="wrap" draw:shadow-color="#808080"/>
    </style:style>
    <style:style style:name="Mgr5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6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5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5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60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1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2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gr63" style:family="graphic" style:parent-style-name="standard">
      <style:graphic-properties draw:stroke="none" draw:fill="solid" draw:fill-color="#262626" draw:textarea-horizontal-align="left" draw:textarea-vertical-align="top" draw:auto-grow-height="false" fo:min-height="3.541cm" fo:min-width="13.686cm" fo:padding-top="0.13cm" fo:padding-bottom="0.13cm" fo:padding-left="0.25cm" fo:padding-right="0.25cm" fo:wrap-option="wrap" draw:shadow-color="#808080"/>
    </style:style>
    <style:style style:name="Mgr6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gr6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3.03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3.035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1" style:family="presentation" style:parent-style-name="Title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le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4" style:family="presentation" style:parent-style-name="Title7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5" style:family="presentation" style:parent-style-name="Title7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le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7" style:family="presentation" style:parent-style-name="Title8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8" style:family="presentation" style:parent-style-name="Title8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39" style:family="presentation" style:parent-style-name="Title8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0" style:family="presentation" style:parent-style-name="Title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1" style:family="presentation" style:parent-style-name="Title9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2" style:family="presentation" style:parent-style-name="Title9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3" style:family="presentation" style:parent-style-name="Title9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4" style:family="presentation" style:parent-style-name="Title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5" style:family="presentation" style:parent-style-name="Title10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6" style:family="presentation" style:parent-style-name="Title10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7" style:family="presentation" style:parent-style-name="Title10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8" style:family="presentation" style:parent-style-name="Title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49" style:family="presentation" style:parent-style-name="Title1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0" style:family="presentation" style:parent-style-name="Title1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1" style:family="presentation" style:parent-style-name="Title1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2" style:family="presentation" style:parent-style-name="Title1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3" style:family="presentation" style:parent-style-name="Title1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4" style:family="presentation" style:parent-style-name="Title1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5" style:family="presentation" style:parent-style-name="Title1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6" style:family="presentation" style:parent-style-name="Title1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7" style:family="presentation" style:parent-style-name="Title1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8" style:family="presentation" style:parent-style-name="Title1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59" style:family="presentation" style:parent-style-name="Title1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0" style:family="presentation" style:parent-style-name="Title1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1" style:family="presentation" style:parent-style-name="Title1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2" style:family="presentation" style:parent-style-name="Title1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3" style:family="presentation" style:parent-style-name="Title1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4" style:family="presentation" style:parent-style-name="Title1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5" style:family="presentation" style:parent-style-name="Title1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6" style:family="presentation" style:parent-style-name="Title1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7" style:family="presentation" style:parent-style-name="Title15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8" style:family="presentation" style:parent-style-name="Title1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69" style:family="presentation" style:parent-style-name="Title16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0" style:family="presentation" style:parent-style-name="Title1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1" style:family="presentation" style:parent-style-name="Title16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2" style:family="presentation" style:parent-style-name="Title1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3" style:family="presentation" style:parent-style-name="Title17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4" style:family="presentation" style:parent-style-name="Title17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r75" style:family="presentation" style:parent-style-name="Title17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4" style:family="paragraph">
      <loext:graphic-properties draw:fill="solid" draw:fill-color="#262626"/>
      <style:paragraph-properties style:writing-mode="lr-tb" style:font-independent-line-spacing="true"/>
    </style:style>
    <style:style style:name="MP15" style:family="paragraph">
      <loext:graphic-properties draw:fill="solid" draw:fill-color="#dbeec7"/>
      <style:paragraph-properties style:writing-mode="lr-tb" style:font-independent-line-spacing="true"/>
    </style:style>
    <style:style style:name="MP16" style:family="paragraph">
      <loext:graphic-properties draw:fill="solid" draw:fill-color="#161f0b"/>
      <style:paragraph-properties style:writing-mode="lr-tb" style:font-independent-line-spacing="true"/>
    </style:style>
    <style:style style:name="MP17" style:family="paragraph">
      <loext:graphic-properties draw:fill="solid" draw:fill-color="#f09415"/>
      <style:paragraph-properties style:writing-mode="lr-tb" style:font-independent-line-spacing="true"/>
    </style:style>
    <style:style style:name="MP18" style:family="paragraph">
      <style:paragraph-properties fo:margin-left="0cm" fo:margin-right="0cm" fo:text-indent="0cm" style:punctuation-wrap="hanging" style:line-break="strict"/>
    </style:style>
    <style:style style:name="MP1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text-align="end" fo:text-indent="0cm" style:punctuation-wrap="hanging" style:line-break="strict"/>
    </style:style>
    <style:style style:name="MP2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MP2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0pt" fo:language="en" fo:country="US" style:font-size-asian="10pt" style:language-asian="en" style:country-asian="US" style:font-size-complex="10pt" style:language-complex="en" style:country-complex="US"/>
    </style:style>
    <style:style style:name="MT3" style:family="text">
      <style:text-properties fo:color="#ffffff" fo:font-size="36pt" fo:language="en" fo:country="US" style:font-size-asian="36pt" style:language-asian="en" style:country-asian="US" style:font-size-complex="36pt" style:language-complex="en" style:country-complex="US"/>
    </style:style>
    <style:style style:name="MT4" style:family="text">
      <style:text-properties style:font-name="Calibri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color="#2c381f" fo:font-size="36pt" fo:language="en" fo:country="US" style:font-size-asian="36pt" style:language-asian="en" style:country-asian="US" style:font-size-complex="36pt" style:language-complex="en" style:country-complex="US"/>
    </style:style>
    <style:style style:name="MT6" style:family="text">
      <style:text-properties fo:font-size="72pt" fo:language="en" fo:country="US" style:font-size-asian="72pt" style:language-asian="en" style:country-asian="US" style:font-size-complex="72pt" style:language-complex="en" style:country-complex="U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rebuchet MS" fo:color="#ffffff" fo:font-size="100%"/>
      </text:list-level-style-bullet>
      <text:list-level-style-bullet text:level="3" text:bullet-char="•">
        <style:list-level-properties text:space-before="2.54cm"/>
        <style:text-properties style:font-name="Trebuchet MS" fo:color="#ffffff" fo:font-size="100%"/>
      </text:list-level-style-bullet>
      <text:list-level-style-bullet text:level="4" text:bullet-char="•">
        <style:list-level-properties text:space-before="3.81cm"/>
        <style:text-properties style:font-name="Trebuchet MS" fo:color="#ffffff" fo:font-size="100%"/>
      </text:list-level-style-bullet>
      <text:list-level-style-bullet text:level="5" text:bullet-char="•">
        <style:list-level-properties text:space-before="5.08cm"/>
        <style:text-properties style:font-name="Trebuchet MS" fo:color="#ffffff" fo:font-size="100%"/>
      </text:list-level-style-bullet>
      <text:list-level-style-bullet text:level="6" text:bullet-char="•">
        <style:list-level-properties text:space-before="5.08cm"/>
        <style:text-properties style:font-name="Trebuchet MS" fo:color="#ffffff" fo:font-size="100%"/>
      </text:list-level-style-bullet>
      <text:list-level-style-bullet text:level="7" text:bullet-char="•">
        <style:list-level-properties text:space-before="5.08cm"/>
        <style:text-properties style:font-name="Trebuchet MS" fo:color="#ffffff" fo:font-size="100%"/>
      </text:list-level-style-bullet>
      <text:list-level-style-bullet text:level="8" text:bullet-char="•">
        <style:list-level-properties text:space-before="5.08cm"/>
        <style:text-properties style:font-name="Trebuchet MS" fo:color="#ffffff" fo:font-size="100%"/>
      </text:list-level-style-bullet>
      <text:list-level-style-bullet text:level="9" text:bullet-char="•">
        <style:list-level-properties text:space-before="5.08cm"/>
        <style:text-properties style:font-name="Trebuchet MS" fo:color="#ffffff" fo:font-size="100%"/>
      </text:list-level-style-bullet>
      <text:list-level-style-bullet text:level="10" text:bullet-char="•">
        <style:list-level-properties text:space-before="5.08cm"/>
        <style:text-properties style:font-name="Trebuchet MS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rebuchet MS" fo:color="#000000" fo:font-size="100%"/>
      </text:list-level-style-bullet>
      <text:list-level-style-bullet text:level="3" text:bullet-char="•">
        <style:list-level-properties text:space-before="2.54cm"/>
        <style:text-properties style:font-name="Trebuchet MS" fo:color="#000000" fo:font-size="100%"/>
      </text:list-level-style-bullet>
      <text:list-level-style-bullet text:level="4" text:bullet-char="•">
        <style:list-level-properties text:space-before="3.81cm"/>
        <style:text-properties style:font-name="Trebuchet MS" fo:color="#000000" fo:font-size="100%"/>
      </text:list-level-style-bullet>
      <text:list-level-style-bullet text:level="5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6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7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8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9" text:bullet-char="•">
        <style:list-level-properties text:space-before="5.08cm"/>
        <style:text-properties style:font-name="Trebuchet MS" fo:color="#000000" fo:font-size="100%"/>
      </text:list-level-style-bullet>
      <text:list-level-style-bullet text:level="10" text:bullet-char="•">
        <style:list-level-properties text:space-before="5.08cm"/>
        <style:text-properties style:font-name="Trebuchet M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Default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presentation:style-name="Default-title" draw:layer="backgroundobjects" svg:width="26.705cm" svg:height="3.003cm" svg:x="1.891cm" svg:y="2.089cm" presentation:class="title" presentation:placeholder="true">
        <draw:text-box/>
      </draw:frame>
      <draw:frame presentation:style-name="Default-outline1" draw:layer="backgroundobjects" svg:width="26.705cm" svg:height="9.997cm" svg:x="1.891cm" svg:y="6.49cm" presentation:class="outline" presentation:placeholder="true">
        <draw:text-box/>
      </draw:frame>
      <draw:frame presentation:style-name="Mpr1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presentation:style-name="Mpr2" draw:text-style-name="MP8" draw:layer="backgroundobjects" svg:width="19.085cm" svg:height="1.014cm" svg:x="1.891cm" svg:y="16.488cm" presentation:class="footer">
        <draw:text-box>
          <text:p/>
        </draw:text-box>
      </draw:frame>
      <draw:frame presentation:style-name="Mpr3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4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5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5.24cm" svg:height="8.573cm" svg:x="1.905cm" svg:y="3.174cm" presentation:class="page"/>
        <draw:frame presentation:style-name="Default-notes" draw:layer="backgroundobjects" svg:width="15.24cm" svg:height="10.001cm" svg:x="1.905cm" svg:y="12.223cm" presentation:class="notes" presentation:placeholder="true">
          <draw:text-box/>
        </draw:frame>
        <draw:frame presentation:style-name="Mpr6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7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4.911cm" svg:height="0.763cm" svg:x="0cm" svg:y="11.787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8.546cm" svg:height="0.772cm" svg:x="25.312cm" svg:y="11.78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5" draw:text-style-name="MP14" draw:layer="backgroundobjects" svg:width="24.911cm" svg:height="4.608cm" svg:x="0cm" svg:y="7.197cm">
        <text:p/>
        <draw:enhanced-geometry svg:viewBox="0 0 21600 21600" draw:type="rectangle" draw:enhanced-path="M 0 0 L 21600 0 21600 21600 0 21600 0 0 Z N"/>
      </draw:custom-shape>
      <draw:custom-shape draw:name="Rectangle 10" draw:style-name="Mgr6" draw:text-style-name="MP15" draw:layer="backgroundobjects" svg:width="8.546cm" svg:height="4.608cm" svg:x="25.312cm" svg:y="7.197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6.705cm" svg:height="3.003cm" svg:x="1.891cm" svg:y="2.089cm" presentation:class="title" presentation:placeholder="true">
        <draw:text-box/>
      </draw:frame>
      <draw:frame presentation:style-name="Title1-outline1" draw:layer="backgroundobjects" svg:width="26.705cm" svg:height="9.997cm" svg:x="1.891cm" svg:y="6.49cm" presentation:class="outline" presentation:placeholder="true">
        <draw:text-box/>
      </draw:frame>
      <draw:frame draw:style-name="Mgr7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8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9" draw:text-style-name="MP8" draw:layer="backgroundobjects" svg:width="3.254cm" svg:height="3.77cm" svg:x="25.709cm" svg:y="7.638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8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9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5.24cm" svg:height="8.573cm" svg:x="1.905cm" svg:y="3.174cm" presentation:class="page"/>
        <draw:frame presentation:style-name="Title1-notes" draw:layer="backgroundobjects" svg:width="15.24cm" svg:height="10.001cm" svg:x="1.905cm" svg:y="12.223cm" presentation:class="notes" presentation:placeholder="true">
          <draw:text-box/>
        </draw:frame>
        <draw:frame presentation:style-name="Mpr10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11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10" draw:text-style-name="MP16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11" draw:text-style-name="MP15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6.705cm" svg:height="3.003cm" svg:x="1.891cm" svg:y="2.089cm" presentation:class="title" presentation:placeholder="true">
        <draw:text-box/>
      </draw:frame>
      <draw:frame presentation:style-name="Title2-outline1" draw:layer="backgroundobjects" svg:width="26.705cm" svg:height="9.997cm" svg:x="1.891cm" svg:y="6.49cm" presentation:class="outline" presentation:placeholder="true">
        <draw:text-box/>
      </draw:frame>
      <draw:frame draw:style-name="Mgr12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13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14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12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13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5.24cm" svg:height="8.573cm" svg:x="1.905cm" svg:y="3.174cm" presentation:class="page"/>
        <draw:frame presentation:style-name="Title2-notes" draw:layer="backgroundobjects" svg:width="15.24cm" svg:height="10.001cm" svg:x="1.905cm" svg:y="12.223cm" presentation:class="notes" presentation:placeholder="true">
          <draw:text-box/>
        </draw:frame>
        <draw:frame presentation:style-name="Mpr14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15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5cm" svg:x="0cm" svg:y="11.351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11.355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15" draw:text-style-name="MP14" draw:layer="backgroundobjects" svg:width="28.994cm" svg:height="3.802cm" svg:x="0cm" svg:y="7.571cm">
        <text:p/>
        <draw:enhanced-geometry svg:viewBox="0 0 21600 21600" draw:type="rectangle" draw:enhanced-path="M 0 0 L 21600 0 21600 21600 0 21600 0 0 Z N"/>
      </draw:custom-shape>
      <draw:custom-shape draw:name="Rectangle 10" draw:style-name="Mgr16" draw:text-style-name="MP17" draw:layer="backgroundobjects" svg:width="4.454cm" svg:height="3.802cm" svg:x="29.404cm" svg:y="7.571cm">
        <text:p/>
        <draw:enhanced-geometry svg:viewBox="0 0 21600 21600" draw:type="rectangle" draw:enhanced-path="M 0 0 L 21600 0 21600 21600 0 21600 0 0 Z N"/>
      </draw:custom-shape>
      <draw:frame presentation:style-name="Title3-title" draw:layer="backgroundobjects" svg:width="26.705cm" svg:height="3.003cm" svg:x="1.891cm" svg:y="2.089cm" presentation:class="title" presentation:placeholder="true">
        <draw:text-box/>
      </draw:frame>
      <draw:frame presentation:style-name="Title3-outline1" draw:layer="backgroundobjects" svg:width="26.705cm" svg:height="9.997cm" svg:x="1.891cm" svg:y="6.49cm" presentation:class="outline" presentation:placeholder="true">
        <draw:text-box/>
      </draw:frame>
      <draw:frame draw:style-name="Mgr17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18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19" draw:text-style-name="MP8" draw:layer="backgroundobjects" svg:width="3.206cm" svg:height="3.029cm" svg:x="29.805cm" svg:y="7.972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16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17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5.24cm" svg:height="8.573cm" svg:x="1.905cm" svg:y="3.174cm" presentation:class="page"/>
        <draw:frame presentation:style-name="Title3-notes" draw:layer="backgroundobjects" svg:width="15.24cm" svg:height="10.001cm" svg:x="1.905cm" svg:y="12.223cm" presentation:class="notes" presentation:placeholder="true">
          <draw:text-box/>
        </draw:frame>
        <draw:frame presentation:style-name="Mpr18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19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15" draw:text-style-name="MP14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16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4-title" draw:layer="backgroundobjects" svg:width="26.705cm" svg:height="3.003cm" svg:x="1.891cm" svg:y="2.089cm" presentation:class="title" presentation:placeholder="true">
        <draw:text-box/>
      </draw:frame>
      <draw:frame presentation:style-name="Title4-outline1" draw:layer="backgroundobjects" svg:width="26.705cm" svg:height="9.997cm" svg:x="1.891cm" svg:y="6.49cm" presentation:class="outline" presentation:placeholder="true">
        <draw:text-box/>
      </draw:frame>
      <draw:frame draw:style-name="Mgr20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21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22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20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21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5.24cm" svg:height="8.573cm" svg:x="1.905cm" svg:y="3.174cm" presentation:class="page"/>
        <draw:frame presentation:style-name="Title4-notes" draw:layer="backgroundobjects" svg:width="15.24cm" svg:height="10.001cm" svg:x="1.905cm" svg:y="12.223cm" presentation:class="notes" presentation:placeholder="true">
          <draw:text-box/>
        </draw:frame>
        <draw:frame presentation:style-name="Mpr22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23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15" draw:text-style-name="MP14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16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5-title" draw:layer="backgroundobjects" svg:width="26.705cm" svg:height="3.003cm" svg:x="1.891cm" svg:y="2.089cm" presentation:class="title" presentation:placeholder="true">
        <draw:text-box/>
      </draw:frame>
      <draw:frame presentation:style-name="Title5-outline1" draw:layer="backgroundobjects" svg:width="26.705cm" svg:height="9.997cm" svg:x="1.891cm" svg:y="6.49cm" presentation:class="outline" presentation:placeholder="true">
        <draw:text-box/>
      </draw:frame>
      <draw:frame draw:style-name="Mgr23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24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25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24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25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5.24cm" svg:height="8.573cm" svg:x="1.905cm" svg:y="3.174cm" presentation:class="page"/>
        <draw:frame presentation:style-name="Title5-notes" draw:layer="backgroundobjects" svg:width="15.24cm" svg:height="10.001cm" svg:x="1.905cm" svg:y="12.223cm" presentation:class="notes" presentation:placeholder="true">
          <draw:text-box/>
        </draw:frame>
        <draw:frame presentation:style-name="Mpr26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27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15" draw:text-style-name="MP14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16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6-title" draw:layer="backgroundobjects" svg:width="26.705cm" svg:height="3.003cm" svg:x="1.891cm" svg:y="2.089cm" presentation:class="title" presentation:placeholder="true">
        <draw:text-box/>
      </draw:frame>
      <draw:frame presentation:style-name="Title6-outline1" draw:layer="backgroundobjects" svg:width="26.705cm" svg:height="9.997cm" svg:x="1.891cm" svg:y="6.49cm" presentation:class="outline" presentation:placeholder="true">
        <draw:text-box/>
      </draw:frame>
      <draw:frame draw:style-name="Mgr26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27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28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28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29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6-title" draw:layer="backgroundobjects" svg:width="15.24cm" svg:height="8.573cm" svg:x="1.905cm" svg:y="3.174cm" presentation:class="page"/>
        <draw:frame presentation:style-name="Title6-notes" draw:layer="backgroundobjects" svg:width="15.24cm" svg:height="10.001cm" svg:x="1.905cm" svg:y="12.223cm" presentation:class="notes" presentation:placeholder="true">
          <draw:text-box/>
        </draw:frame>
        <draw:frame presentation:style-name="Mpr30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31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8" draw:style-name="Mgr16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7-title" draw:layer="backgroundobjects" svg:width="26.705cm" svg:height="3.003cm" svg:x="1.891cm" svg:y="2.089cm" presentation:class="title" presentation:placeholder="true">
        <draw:text-box/>
      </draw:frame>
      <draw:frame presentation:style-name="Title7-outline1" draw:layer="backgroundobjects" svg:width="26.705cm" svg:height="9.997cm" svg:x="1.891cm" svg:y="6.49cm" presentation:class="outline" presentation:placeholder="true">
        <draw:text-box/>
      </draw:frame>
      <draw:frame draw:style-name="Mgr29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30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31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32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33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7-title" draw:layer="backgroundobjects" svg:width="15.24cm" svg:height="8.573cm" svg:x="1.905cm" svg:y="3.174cm" presentation:class="page"/>
        <draw:frame presentation:style-name="Title7-notes" draw:layer="backgroundobjects" svg:width="15.24cm" svg:height="10.001cm" svg:x="1.905cm" svg:y="12.223cm" presentation:class="notes" presentation:placeholder="true">
          <draw:text-box/>
        </draw:frame>
        <draw:frame presentation:style-name="Mpr34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35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15" draw:text-style-name="MP14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16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8-title" draw:layer="backgroundobjects" svg:width="26.705cm" svg:height="3.003cm" svg:x="1.891cm" svg:y="2.089cm" presentation:class="title" presentation:placeholder="true">
        <draw:text-box/>
      </draw:frame>
      <draw:frame presentation:style-name="Title8-outline1" draw:layer="backgroundobjects" svg:width="26.705cm" svg:height="9.997cm" svg:x="1.891cm" svg:y="6.49cm" presentation:class="outline" presentation:placeholder="true">
        <draw:text-box/>
      </draw:frame>
      <draw:frame draw:style-name="Mgr32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33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34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36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37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8-title" draw:layer="backgroundobjects" svg:width="15.24cm" svg:height="8.573cm" svg:x="1.905cm" svg:y="3.174cm" presentation:class="page"/>
        <draw:frame presentation:style-name="Title8-notes" draw:layer="backgroundobjects" svg:width="15.24cm" svg:height="10.001cm" svg:x="1.905cm" svg:y="12.223cm" presentation:class="notes" presentation:placeholder="true">
          <draw:text-box/>
        </draw:frame>
        <draw:frame presentation:style-name="Mpr38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39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15" draw:text-style-name="MP14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16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9-title" draw:layer="backgroundobjects" svg:width="26.705cm" svg:height="3.003cm" svg:x="1.891cm" svg:y="2.089cm" presentation:class="title" presentation:placeholder="true">
        <draw:text-box/>
      </draw:frame>
      <draw:frame presentation:style-name="Title9-outline1" draw:layer="backgroundobjects" svg:width="26.705cm" svg:height="9.997cm" svg:x="1.891cm" svg:y="6.49cm" presentation:class="outline" presentation:placeholder="true">
        <draw:text-box/>
      </draw:frame>
      <draw:frame draw:style-name="Mgr35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36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37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40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41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9-title" draw:layer="backgroundobjects" svg:width="15.24cm" svg:height="8.573cm" svg:x="1.905cm" svg:y="3.174cm" presentation:class="page"/>
        <draw:frame presentation:style-name="Title9-notes" draw:layer="backgroundobjects" svg:width="15.24cm" svg:height="10.001cm" svg:x="1.905cm" svg:y="12.223cm" presentation:class="notes" presentation:placeholder="true">
          <draw:text-box/>
        </draw:frame>
        <draw:frame presentation:style-name="Mpr42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43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16.47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2cm" svg:x="29.404cm" svg:y="16.4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38" draw:text-style-name="MP14" draw:layer="backgroundobjects" svg:width="28.994cm" svg:height="3.801cm" svg:x="0cm" svg:y="12.687cm">
        <text:p/>
        <draw:enhanced-geometry svg:viewBox="0 0 21600 21600" draw:type="rectangle" draw:enhanced-path="M 0 0 L 21600 0 21600 21600 0 21600 0 0 Z N"/>
      </draw:custom-shape>
      <draw:custom-shape draw:name="Rectangle 10" draw:style-name="Mgr39" draw:text-style-name="MP17" draw:layer="backgroundobjects" svg:width="4.454cm" svg:height="3.801cm" svg:x="29.404cm" svg:y="12.687cm">
        <text:p/>
        <draw:enhanced-geometry svg:viewBox="0 0 21600 21600" draw:type="rectangle" draw:enhanced-path="M 0 0 L 21600 0 21600 21600 0 21600 0 0 Z N"/>
      </draw:custom-shape>
      <draw:frame presentation:style-name="Title10-title" draw:layer="backgroundobjects" svg:width="26.705cm" svg:height="3.003cm" svg:x="1.891cm" svg:y="2.089cm" presentation:class="title" presentation:placeholder="true">
        <draw:text-box/>
      </draw:frame>
      <draw:frame presentation:style-name="Title10-outline1" draw:layer="backgroundobjects" svg:width="26.705cm" svg:height="9.997cm" svg:x="1.891cm" svg:y="6.49cm" presentation:class="outline" presentation:placeholder="true">
        <draw:text-box/>
      </draw:frame>
      <draw:frame draw:style-name="Mgr40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41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42" draw:text-style-name="MP8" draw:layer="backgroundobjects" svg:width="3.206cm" svg:height="3.03cm" svg:x="29.805cm" svg:y="13.088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44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45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0-title" draw:layer="backgroundobjects" svg:width="15.24cm" svg:height="8.573cm" svg:x="1.905cm" svg:y="3.174cm" presentation:class="page"/>
        <draw:frame presentation:style-name="Title10-notes" draw:layer="backgroundobjects" svg:width="15.24cm" svg:height="10.001cm" svg:x="1.905cm" svg:y="12.223cm" presentation:class="notes" presentation:placeholder="true">
          <draw:text-box/>
        </draw:frame>
        <draw:frame presentation:style-name="Mpr46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47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16.47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2cm" svg:x="29.404cm" svg:y="16.4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38" draw:text-style-name="MP14" draw:layer="backgroundobjects" svg:width="28.994cm" svg:height="3.801cm" svg:x="0cm" svg:y="12.687cm">
        <text:p/>
        <draw:enhanced-geometry svg:viewBox="0 0 21600 21600" draw:type="rectangle" draw:enhanced-path="M 0 0 L 21600 0 21600 21600 0 21600 0 0 Z N"/>
      </draw:custom-shape>
      <draw:custom-shape draw:name="Rectangle 10" draw:style-name="Mgr39" draw:text-style-name="MP17" draw:layer="backgroundobjects" svg:width="4.454cm" svg:height="3.801cm" svg:x="29.404cm" svg:y="12.687cm">
        <text:p/>
        <draw:enhanced-geometry svg:viewBox="0 0 21600 21600" draw:type="rectangle" draw:enhanced-path="M 0 0 L 21600 0 21600 21600 0 21600 0 0 Z N"/>
      </draw:custom-shape>
      <draw:frame presentation:style-name="Title11-title" draw:layer="backgroundobjects" svg:width="26.705cm" svg:height="3.003cm" svg:x="1.891cm" svg:y="2.089cm" presentation:class="title" presentation:placeholder="true">
        <draw:text-box/>
      </draw:frame>
      <draw:frame presentation:style-name="Title11-outline1" draw:layer="backgroundobjects" svg:width="26.705cm" svg:height="9.997cm" svg:x="1.891cm" svg:y="6.49cm" presentation:class="outline" presentation:placeholder="true">
        <draw:text-box/>
      </draw:frame>
      <draw:frame draw:style-name="Mgr43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44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45" draw:text-style-name="MP8" draw:layer="backgroundobjects" svg:width="3.206cm" svg:height="3.03cm" svg:x="29.805cm" svg:y="13.088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48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49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1-title" draw:layer="backgroundobjects" svg:width="15.24cm" svg:height="8.573cm" svg:x="1.905cm" svg:y="3.174cm" presentation:class="page"/>
        <draw:frame presentation:style-name="Title11-notes" draw:layer="backgroundobjects" svg:width="15.24cm" svg:height="10.001cm" svg:x="1.905cm" svg:y="12.223cm" presentation:class="notes" presentation:placeholder="true">
          <draw:text-box/>
        </draw:frame>
        <draw:frame presentation:style-name="Mpr50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51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16.47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2cm" svg:x="29.404cm" svg:y="16.4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38" draw:text-style-name="MP14" draw:layer="backgroundobjects" svg:width="28.994cm" svg:height="3.801cm" svg:x="0cm" svg:y="12.687cm">
        <text:p/>
        <draw:enhanced-geometry svg:viewBox="0 0 21600 21600" draw:type="rectangle" draw:enhanced-path="M 0 0 L 21600 0 21600 21600 0 21600 0 0 Z N"/>
      </draw:custom-shape>
      <draw:custom-shape draw:name="Rectangle 10" draw:style-name="Mgr39" draw:text-style-name="MP17" draw:layer="backgroundobjects" svg:width="4.454cm" svg:height="3.801cm" svg:x="29.404cm" svg:y="12.687cm">
        <text:p/>
        <draw:enhanced-geometry svg:viewBox="0 0 21600 21600" draw:type="rectangle" draw:enhanced-path="M 0 0 L 21600 0 21600 21600 0 21600 0 0 Z N"/>
      </draw:custom-shape>
      <draw:custom-shape draw:name="TextBox 11" draw:style-name="Mgr46" draw:text-style-name="MP19" draw:layer="backgroundobjects" svg:width="1.693cm" svg:height="1.627cm" svg:x="1.623cm" svg:y="2.077cm">
        <text:list text:style-name="ML1">
          <text:list-header>
            <text:p text:style-name="MP18"><text:span text:style-name="MT6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2" draw:style-name="Mgr47" draw:text-style-name="MP21" draw:layer="backgroundobjects" svg:width="1.693cm" svg:height="1.623cm" svg:x="26.842cm" svg:y="8.427cm">
        <text:list text:style-name="ML1">
          <text:list-header>
            <text:p text:style-name="MP20"><text:span text:style-name="MT6">”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2-title" draw:layer="backgroundobjects" svg:width="26.705cm" svg:height="3.003cm" svg:x="1.891cm" svg:y="2.089cm" presentation:class="title" presentation:placeholder="true">
        <draw:text-box/>
      </draw:frame>
      <draw:frame presentation:style-name="Title12-outline1" draw:layer="backgroundobjects" svg:width="26.705cm" svg:height="9.997cm" svg:x="1.891cm" svg:y="6.49cm" presentation:class="outline" presentation:placeholder="true">
        <draw:text-box/>
      </draw:frame>
      <draw:frame draw:style-name="Mgr48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49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50" draw:text-style-name="MP8" draw:layer="backgroundobjects" svg:width="3.206cm" svg:height="3.029cm" svg:x="29.805cm" svg:y="13.083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52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53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2-title" draw:layer="backgroundobjects" svg:width="15.24cm" svg:height="8.573cm" svg:x="1.905cm" svg:y="3.174cm" presentation:class="page"/>
        <draw:frame presentation:style-name="Title12-notes" draw:layer="backgroundobjects" svg:width="15.24cm" svg:height="10.001cm" svg:x="1.905cm" svg:y="12.223cm" presentation:class="notes" presentation:placeholder="true">
          <draw:text-box/>
        </draw:frame>
        <draw:frame presentation:style-name="Mpr54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55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16.47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2cm" svg:x="29.404cm" svg:y="16.4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38" draw:text-style-name="MP14" draw:layer="backgroundobjects" svg:width="28.994cm" svg:height="3.801cm" svg:x="0cm" svg:y="12.687cm">
        <text:p/>
        <draw:enhanced-geometry svg:viewBox="0 0 21600 21600" draw:type="rectangle" draw:enhanced-path="M 0 0 L 21600 0 21600 21600 0 21600 0 0 Z N"/>
      </draw:custom-shape>
      <draw:custom-shape draw:name="Rectangle 10" draw:style-name="Mgr39" draw:text-style-name="MP17" draw:layer="backgroundobjects" svg:width="4.454cm" svg:height="3.801cm" svg:x="29.404cm" svg:y="12.687cm">
        <text:p/>
        <draw:enhanced-geometry svg:viewBox="0 0 21600 21600" draw:type="rectangle" draw:enhanced-path="M 0 0 L 21600 0 21600 21600 0 21600 0 0 Z N"/>
      </draw:custom-shape>
      <draw:frame presentation:style-name="Title13-title" draw:layer="backgroundobjects" svg:width="26.705cm" svg:height="3.003cm" svg:x="1.891cm" svg:y="2.089cm" presentation:class="title" presentation:placeholder="true">
        <draw:text-box/>
      </draw:frame>
      <draw:frame presentation:style-name="Title13-outline1" draw:layer="backgroundobjects" svg:width="26.705cm" svg:height="9.997cm" svg:x="1.891cm" svg:y="6.49cm" presentation:class="outline" presentation:placeholder="true">
        <draw:text-box/>
      </draw:frame>
      <draw:frame draw:style-name="Mgr51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52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53" draw:text-style-name="MP8" draw:layer="backgroundobjects" svg:width="3.206cm" svg:height="3.029cm" svg:x="29.805cm" svg:y="13.083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56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57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3-title" draw:layer="backgroundobjects" svg:width="15.24cm" svg:height="8.573cm" svg:x="1.905cm" svg:y="3.174cm" presentation:class="page"/>
        <draw:frame presentation:style-name="Title13-notes" draw:layer="backgroundobjects" svg:width="15.24cm" svg:height="10.001cm" svg:x="1.905cm" svg:y="12.223cm" presentation:class="notes" presentation:placeholder="true">
          <draw:text-box/>
        </draw:frame>
        <draw:frame presentation:style-name="Mpr58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59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15" draw:text-style-name="MP14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16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14-title" draw:layer="backgroundobjects" svg:width="26.705cm" svg:height="3.003cm" svg:x="1.891cm" svg:y="2.089cm" presentation:class="title" presentation:placeholder="true">
        <draw:text-box/>
      </draw:frame>
      <draw:frame presentation:style-name="Title14-outline1" draw:layer="backgroundobjects" svg:width="26.705cm" svg:height="9.997cm" svg:x="1.891cm" svg:y="6.49cm" presentation:class="outline" presentation:placeholder="true">
        <draw:text-box/>
      </draw:frame>
      <draw:frame draw:style-name="Mgr54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55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56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60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61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4-title" draw:layer="backgroundobjects" svg:width="15.24cm" svg:height="8.573cm" svg:x="1.905cm" svg:y="3.174cm" presentation:class="page"/>
        <draw:frame presentation:style-name="Title14-notes" draw:layer="backgroundobjects" svg:width="15.24cm" svg:height="10.001cm" svg:x="1.905cm" svg:y="12.223cm" presentation:class="notes" presentation:placeholder="true">
          <draw:text-box/>
        </draw:frame>
        <draw:frame presentation:style-name="Mpr62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63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15" draw:text-style-name="MP14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16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15-title" draw:layer="backgroundobjects" svg:width="26.705cm" svg:height="3.003cm" svg:x="1.891cm" svg:y="2.089cm" presentation:class="title" presentation:placeholder="true">
        <draw:text-box/>
      </draw:frame>
      <draw:frame presentation:style-name="Title15-outline1" draw:layer="backgroundobjects" svg:width="26.705cm" svg:height="9.997cm" svg:x="1.891cm" svg:y="6.49cm" presentation:class="outline" presentation:placeholder="true">
        <draw:text-box/>
      </draw:frame>
      <draw:frame draw:style-name="Mgr57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58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59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64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65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5-title" draw:layer="backgroundobjects" svg:width="15.24cm" svg:height="8.573cm" svg:x="1.905cm" svg:y="3.174cm" presentation:class="page"/>
        <draw:frame presentation:style-name="Title15-notes" draw:layer="backgroundobjects" svg:width="15.24cm" svg:height="10.001cm" svg:x="1.905cm" svg:y="12.223cm" presentation:class="notes" presentation:placeholder="true">
          <draw:text-box/>
        </draw:frame>
        <draw:frame presentation:style-name="Mpr66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67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frame draw:name="Picture 7" draw:style-name="Mgr3" draw:text-style-name="MP5" draw:layer="backgroundobjects" svg:width="28.994cm" svg:height="0.891cm" svg:x="0cm" svg:y="5.472cm">
        <draw:image xlink:href="Pictures/10000201000005960000002C5F8828A68D30B818.png" xlink:type="simple" xlink:show="embed" xlink:actuate="onLoad">
          <text:p/>
        </draw:image>
        <svg:desc>HD-ShadowLong.png</svg:desc>
      </draw:frame>
      <draw:frame draw:name="Picture 8" draw:style-name="Mgr3" draw:text-style-name="MP5" draw:layer="backgroundobjects" svg:width="4.454cm" svg:height="0.401cm" svg:x="29.404cm" svg:y="5.477cm">
        <draw:image xlink:href="Pictures/10000201000001F40000002DBA64C6E8F39B2562.png" xlink:type="simple" xlink:show="embed" xlink:actuate="onLoad">
          <text:p/>
        </draw:image>
        <svg:desc>HD-ShadowShort.png</svg:desc>
      </draw:frame>
      <draw:custom-shape draw:name="Rectangle 9" draw:style-name="Mgr15" draw:text-style-name="MP14" draw:layer="backgroundobjects" svg:width="28.994cm" svg:height="3.802cm" svg:x="0cm" svg:y="1.693cm">
        <text:p/>
        <draw:enhanced-geometry svg:viewBox="0 0 21600 21600" draw:type="rectangle" draw:enhanced-path="M 0 0 L 21600 0 21600 21600 0 21600 0 0 Z N"/>
      </draw:custom-shape>
      <draw:custom-shape draw:name="Rectangle 10" draw:style-name="Mgr16" draw:text-style-name="MP17" draw:layer="backgroundobjects" svg:width="4.454cm" svg:height="3.802cm" svg:x="29.404cm" svg:y="1.693cm">
        <text:p/>
        <draw:enhanced-geometry svg:viewBox="0 0 21600 21600" draw:type="rectangle" draw:enhanced-path="M 0 0 L 21600 0 21600 21600 0 21600 0 0 Z N"/>
      </draw:custom-shape>
      <draw:frame presentation:style-name="Title16-title" draw:layer="backgroundobjects" svg:width="26.705cm" svg:height="3.003cm" svg:x="1.891cm" svg:y="2.089cm" presentation:class="title" presentation:placeholder="true">
        <draw:text-box/>
      </draw:frame>
      <draw:frame presentation:style-name="Title16-outline1" draw:layer="backgroundobjects" svg:width="26.705cm" svg:height="9.997cm" svg:x="1.891cm" svg:y="6.49cm" presentation:class="outline" presentation:placeholder="true">
        <draw:text-box/>
      </draw:frame>
      <draw:frame draw:style-name="Mgr60" draw:text-style-name="MP7" draw:layer="backgroundobjects" svg:width="7.62cm" svg:height="1.014cm" svg:x="20.977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61" draw:text-style-name="MP8" draw:layer="backgroundobjects" svg:width="19.085cm" svg:height="1.014cm" svg:x="1.891cm" svg:y="16.488cm" presentation:class="footer">
        <draw:text-box>
          <text:p/>
        </draw:text-box>
      </draw:frame>
      <draw:frame draw:style-name="Mgr62" draw:text-style-name="MP8" draw:layer="backgroundobjects" svg:width="3.206cm" svg:height="3.034cm" svg:x="29.805cm" svg:y="2.09cm" presentation:class="page-number">
        <draw:text-box>
          <text:list text:style-name="ML1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68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69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6-title" draw:layer="backgroundobjects" svg:width="15.24cm" svg:height="8.573cm" svg:x="1.905cm" svg:y="3.174cm" presentation:class="page"/>
        <draw:frame presentation:style-name="Title16-notes" draw:layer="backgroundobjects" svg:width="15.24cm" svg:height="10.001cm" svg:x="1.905cm" svg:y="12.223cm" presentation:class="notes" presentation:placeholder="true">
          <draw:text-box/>
        </draw:frame>
        <draw:frame presentation:style-name="Mpr70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71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frame draw:name="Picture 6" draw:style-name="Mgr3" draw:text-style-name="MP5" draw:layer="backgroundobjects" svg:width="33.867cm" svg:height="19.05cm" svg:x="0cm" svg:y="0cm">
        <draw:image xlink:href="Pictures/100002010000078000000438BBC2A0518E73F067.png" xlink:type="simple" xlink:show="embed" xlink:actuate="onLoad">
          <text:p/>
        </draw:image>
        <svg:desc>hashOverlay-FullResolve.png</svg:desc>
      </draw:frame>
      <draw:custom-shape draw:name="Rectangle 7" draw:style-name="Mgr63" draw:text-style-name="MP14" draw:layer="backgroundobjects" svg:width="14.186cm" svg:height="3.801cm" draw:transform="rotate (-1.5707963267949) translate (31.537cm 0cm)">
        <text:p/>
        <draw:enhanced-geometry svg:viewBox="0 0 21600 21600" draw:type="rectangle" draw:enhanced-path="M 0 0 L 21600 0 21600 21600 0 21600 0 0 Z N"/>
      </draw:custom-shape>
      <draw:custom-shape draw:name="Rectangle 8" draw:style-name="Mgr39" draw:text-style-name="MP17" draw:layer="backgroundobjects" svg:width="4.454cm" svg:height="3.801cm" draw:transform="rotate (-1.5707963267949) translate (31.537cm 14.596cm)">
        <text:p/>
        <draw:enhanced-geometry svg:viewBox="0 0 21600 21600" draw:type="rectangle" draw:enhanced-path="M 0 0 L 21600 0 21600 21600 0 21600 0 0 Z N"/>
      </draw:custom-shape>
      <draw:frame presentation:style-name="Title17-title" draw:layer="backgroundobjects" svg:width="26.705cm" svg:height="3.003cm" svg:x="1.891cm" svg:y="2.089cm" presentation:class="title" presentation:placeholder="true">
        <draw:text-box/>
      </draw:frame>
      <draw:frame presentation:style-name="Title17-outline1" draw:layer="backgroundobjects" svg:width="26.705cm" svg:height="9.997cm" svg:x="1.891cm" svg:y="6.49cm" presentation:class="outline" presentation:placeholder="true">
        <draw:text-box/>
      </draw:frame>
      <draw:frame draw:style-name="Mgr64" draw:text-style-name="MP7" draw:layer="backgroundobjects" svg:width="7.62cm" svg:height="1.014cm" svg:x="18.909cm" svg:y="16.488cm" presentation:class="date-time">
        <draw:text-box>
          <text:list text:style-name="ML1">
            <text:list-header>
              <text:p text:style-name="MP6"><text:span text:style-name="MT2"><text:date style:data-style-name="D3" text:date-value="2018-03-27">03/27/18</text:date></text:span></text:p>
            </text:list-header>
          </text:list>
        </draw:text-box>
      </draw:frame>
      <draw:frame draw:style-name="Mgr65" draw:text-style-name="MP8" draw:layer="backgroundobjects" svg:width="17.017cm" svg:height="1.014cm" svg:x="1.891cm" svg:y="16.488cm" presentation:class="footer">
        <draw:text-box>
          <text:p/>
        </draw:text-box>
      </draw:frame>
      <draw:frame draw:style-name="Mgr66" draw:text-style-name="MP23" draw:layer="backgroundobjects" svg:width="3.206cm" svg:height="3.03cm" svg:x="28.05cm" svg:y="14.997cm" presentation:class="page-number">
        <draw:text-box>
          <text:list text:style-name="ML1">
            <text:list-header>
              <text:p text:style-name="MP22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0" draw:layer="backgroundobjects" svg:width="19.05cm" svg:height="25.4cm" svg:x="0cm" svg:y="0cm">
          <text:p/>
        </draw:rect>
        <draw:frame presentation:style-name="Mpr72" draw:text-style-name="MP11" draw:layer="backgroundobjects" svg:width="8.255cm" svg:height="1.274cm" svg:x="-0.001cm" svg:y="0cm" presentation:class="header">
          <draw:text-box>
            <text:p/>
          </draw:text-box>
        </draw:frame>
        <draw:frame presentation:style-name="Mpr73" draw:text-style-name="MP13" draw:layer="backgroundobjects" svg:width="8.255cm" svg:height="1.274cm" svg:x="10.79cm" svg:y="0cm" presentation:class="date-time">
          <draw:text-box>
            <text:list text:style-name="ML2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Title17-title" draw:layer="backgroundobjects" svg:width="15.24cm" svg:height="8.573cm" svg:x="1.905cm" svg:y="3.174cm" presentation:class="page"/>
        <draw:frame presentation:style-name="Title17-notes" draw:layer="backgroundobjects" svg:width="15.24cm" svg:height="10.001cm" svg:x="1.905cm" svg:y="12.223cm" presentation:class="notes" presentation:placeholder="true">
          <draw:text-box/>
        </draw:frame>
        <draw:frame presentation:style-name="Mpr74" draw:text-style-name="MP11" draw:layer="backgroundobjects" svg:width="8.255cm" svg:height="1.274cm" svg:x="-0.001cm" svg:y="24.126cm" presentation:class="footer">
          <draw:text-box>
            <text:p/>
          </draw:text-box>
        </draw:frame>
        <draw:frame presentation:style-name="Mpr75" draw:text-style-name="MP13" draw:layer="backgroundobjects" svg:width="8.255cm" svg:height="1.274cm" svg:x="10.79cm" svg:y="24.126cm" presentation:class="page-number">
          <draw:text-box>
            <text:list text:style-name="ML2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Your Startup Pitch</dc:title>
    <meta:initial-creator>Andreas Ramos</meta:initial-creator>
    <meta:creation-date>2016-11-27T21:59:49.386078900</meta:creation-date>
    <dc:date>2018-03-27T20:51:58.641000000</dc:date>
    <meta:editing-cycles>60</meta:editing-cycles>
    <meta:editing-duration>PT14H27M30S</meta:editing-duration>
    <meta:generator>LibreOffice/5.4.5.1$Windows_X86_64 LibreOffice_project/79c9829dd5d8054ec39a82dc51cd9eff340dbee8</meta:generator>
    <meta:document-statistic meta:object-count="361"/>
  </office:meta>
</office:document-meta>
</file>